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Resume: For this laboratory we will have to to play with the DHCP protocol on windows envirovment, and explain the main DHCP options that exist for windows server clients.</text:p>
      <text:p text:style-name="Standard"/>
      <text:p text:style-name="Standard">THEORY</text:p>
      <text:p text:style-name="Standard"/>
      <text:p text:style-name="Standard">DHCP protocol:</text:p>
      <text:p text:style-name="Standard"/>
      <text:p text:style-name="Standard">The Dynamic Host Configuration Protocol (DHCP) is a protocol that relieves the human operators from the stress of allocating IP adresses on the hosts, (the servers and the routers need to have a static IP for reasons of effectivness), of a network. The effectivness of a DHCP protocol is shown when we are having a network with many hosts, or hosts that are moving a lot, also as a dynamic protocol gives us the ability to have more hosts for less IP adresses by using simple probability. DHCP and NAT are the two most helpful protocols to overcome the limitations of IPv4 addresses.</text:p>
      <text:p text:style-name="Standard"/>
      <text:p text:style-name="Standard">How DHCP works:</text:p>
      <text:p text:style-name="Standard"/>
      <text:p text:style-name="Standard">In this case I believe it will be useful to explain what a protocol is because it is a term that is used mostly on the programming part of computer networks industry. Protocol is a receipt that help two or more individuals, (devices in our case), to communicate with each other properly. Since the IT, (Internet Technology), vector is almost always about two or more devices that wish to communicate with each other, it is logical that we hear the term protocol alot.</text:p>
      <text:p text:style-name="Standard">Also DHCP is a protocol that helps devices to communicate with each other in order to allocate effectivelly the necessary IP adressess on each device. This how it works. If we assume that we have a device with a running DHCP protocol, (a DHCP server or a router) activated on a network:</text:p>
      <text:p text:style-name="Standard">1. When a client connects to the same network with the DHCP device, sends a broadcast that either ask for his old address or asks for a new one with a DHCPDISCOVER message.</text:p>
      <text:p text:style-name="Standard">2. When the DHCP device receives the DHCPDISCOVER message, (if it approves the request), checks the available IP adresses and makes an offer of one available IP by sending a DHCPOFFER mesage to the client.</text:p>
      <text:p text:style-name="Standard">3. When the client receives the DHCPOFFER, responds to the offer by sending to the DHCP device the DHCPREQUEST to confirm that it wants to have the offered IP address.</text:p>
      <text:p text:style-name="Standard">4. Eventually when the DHCP device receives the DHCPREQUEST, seals the deal, by allocating the IP adress to the client and by sending and acknowledgment with a DHCPACK message, like saying "Ok, this IP adress is yours now".</text:p>
      <text:p text:style-name="Standard"/>
      <text:p text:style-name="Standard">Of course the protocol is not that simple. There are details like how the two devices are doing the broadcast in order to communicate, what are they doing when something is going on, (for example if there is a lack of IP addresses or some technical issue), or if some other problem occurs while the protocol is running.</text:p>
      <text:p text:style-name="Standard">These four steps though are the backbone of the DHCP protocol so they need to be understood in order for us to be able to use the DHCP protocol bit more effectivelly.</text:p>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18S</meta:editing-duration>
    <meta:editing-cycles>4</meta:editing-cycles>
    <meta:generator>OpenOffice/4.1.2$Win32 OpenOffice.org_project/412m3$Build-9782</meta:generator>
    <dc:date>2017-05-18T15:03:46.54</dc:date>
    <dc:creator>Robert Kristian Alm</dc:creator>
    <meta:document-statistic meta:table-count="0" meta:image-count="0" meta:object-count="0" meta:page-count="1" meta:paragraph-count="14" meta:word-count="499" meta:character-count="2795"/>
    <meta:user-defined meta:name="Info 1"/>
    <meta:user-defined meta:name="Info 2"/>
    <meta:user-defined meta:name="Info 3"/>
    <meta:user-defined meta:name="Info 4"/>
  </office:meta>
</office:document-meta>
</file>